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d6040" style:font-name-complex="Latin Modern Roman"/>
    </style:style>
    <style:style style:name="P3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4" style:family="paragraph" style:parent-style-name="Quotations">
      <style:text-properties style:font-name="Samanata" style:font-name-complex="Samanata"/>
    </style:style>
    <style:style style:name="P5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d6040" style:font-size-asian="12pt" style:font-name-complex="Samanata" style:font-size-complex="12pt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style:font-name="Latin Modern Roman" officeooo:rsid="002585b3" style:font-name-complex="Latin Modern Roman"/>
    </style:style>
    <style:style style:name="T5" style:family="text">
      <style:text-properties officeooo:rsid="002585b3"/>
    </style:style>
    <style:style style:name="T6" style:family="text">
      <style:text-properties style:use-window-font-color="true" style:font-name="Latin Modern Roman" officeooo:rsid="002585b3" style:font-name-complex="Latin Modern Roman"/>
    </style:style>
    <style:style style:name="T7" style:family="text">
      <style:text-properties style:use-window-font-color="true" style:font-name="Samanata" style:font-name-complex="Samanata"/>
    </style:style>
    <style:style style:name="T8" style:family="text">
      <style:text-properties officeooo:rsid="002a1e6e"/>
    </style:style>
    <style:style style:name="T9" style:family="text">
      <style:text-properties officeooo:rsid="002b7f74"/>
    </style:style>
    <style:style style:name="T10" style:family="text">
      <style:text-properties officeooo:rsid="002d6040"/>
    </style:style>
    <style:style style:name="T11" style:family="text">
      <style:text-properties officeooo:rsid="002585b3" style:font-name-complex="Samanat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8">3</text:span> – Sutka <text:span text:style-name="T10">1:59</text:span></text:p>
      <text:p text:style-name="P5">वया इदग्ने अग्नयस्ते अन्ये तवे विश्वे अम्र्ता मादयन्ते | वैश्वानर नाभिरसि कषितीनां सथूणेव जनानुपमिद ययन्थ || १ ||</text:p>
      <text:p text:style-name="P5">मूर्धा दिवो नाभिरग्निः पर्थिव्या अथाभवदरती रोदस्योः | तं तवा देवासो.अजनयन्त देवं वैश्वानर जयोतिरिदार्याय || २ ||</text:p>
      <text:p text:style-name="P5">आ सूर्ये न रश्मयो धरुवासो वैश्वानरे दधिरे.अग्ना वसूनि | या पर्वतेष्वोषधीष्वप्सु या मानुषेष्वसि तस्य राजा || ३ ||</text:p>
      <text:p text:style-name="P5">बर्हती इव सूनवे रोदसी गिरो होता मनुष्यो न दक्षः | सवर्वते <text:span text:style-name="T1">सत्य</text:span>शुष्माय पूर्वीर्वैश्वानराय नर्तमाय यह्वीः || ४ ||</text:p>
      <text:p text:style-name="P5">दिवश्चित ते बर्हतो जातवेदो वैश्वानर पर रिरिचे महित्वम | राजा कर्ष्टीनामसि मानुषीणां युधा देवेभ्यो वरिवश्चकर्थ || ५ ||</text:p>
      <text:p text:style-name="P5">पर नू महित्वं वर्षभस्य वोचं यं पूरवो वर्त्रहणं सचन्ते | वैश्वानरो दस्युमग्निर्जघन्वानधूनोत काष्ठा अव शम्बरं भेत || ६ ||</text:p>
      <text:p text:style-name="P5">वैश्वानरो महिम्ना विश्वक्र्ष्टिर्भरद्वाजेषु यजतो विभावा | शातवनेये शतिनीभिरग्निः पुरुणीथे जरते सून्र्तावान || ७ ||</text:p>
      <text:p text:style-name="P3">Padapatha for sloka <text:span text:style-name="T10">4</text:span>:</text:p>
      <text:p text:style-name="P4">बृहतीइवेतिबृहती-इव | सूनवे | रोदसी इति | गिरः | होता | मनुष्यः | न | दक्षः | स्वः-वते | <text:span text:style-name="T1">सत्य</text:span>-शुष्माय | पूवीर्ः | वैश्वानराय | नृ-तमाय | यह्वीः <text:s/></text:p>
      <text:p text:style-name="P2">Interpretation: <text:span text:style-name="T2">सत्य</text:span><text:span text:style-name="T7">-शुष्म</text:span> is <text:span text:style-name="T5">a compound word made up of </text:span><text:span text:style-name="T3">सत्य</text:span><text:span text:style-name="T6"> and </text:span><text:span text:style-name="T7">शुष्म</text:span><text:span text:style-name="T4"> (“</text:span><text:span text:style-name="T10">strength, vigour</text:span><text:span text:style-name="T4">”). The whole word is an attribute of </text:span><text:span text:style-name="T11">अग्नि</text:span> → “<text:span text:style-name="T9">Agni, [whose] strength [is]</text:span> <text:span text:style-name="T1">satya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53:49.881113934</dc:date>
    <meta:editing-duration>PT39M30S</meta:editing-duration>
    <meta:editing-cycles>11</meta:editing-cycles>
    <meta:document-statistic meta:table-count="0" meta:image-count="0" meta:object-count="0" meta:page-count="1" meta:paragraph-count="11" meta:word-count="185" meta:character-count="770" meta:non-whitespace-character-count="593"/>
  </office:meta>
</office:document-meta>
</file>